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Vc-big-buf</text:p>
          </table:table-cell>
          <table:table-cell office:value-type="string" calcext:value-type="string">
            <text:p>ejectors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.0042" calcext:value-type="float">
            <text:p>11.004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.162" calcext:value-type="float">
            <text:p>9.16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76247" calcext:value-type="float">
            <text:p>8.762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42107" calcext:value-type="float">
            <text:p>0.24210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42153" calcext:value-type="float">
            <text:p>0.242153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3137" calcext:value-type="float">
            <text:p>0.333137</text:p>
          </table:table-cell>
          <table:table-cell office:value-type="float" office:value="0.340187" calcext:value-type="float">
            <text:p>0.340187</text:p>
          </table:table-cell>
          <table:table-cell office:value-type="float" office:value="0.336016" calcext:value-type="float">
            <text:p>0.336016</text:p>
          </table:table-cell>
          <table:table-cell office:value-type="float" office:value="0.33283" calcext:value-type="float">
            <text:p>0.33283</text:p>
          </table:table-cell>
          <table:table-cell office:value-type="float" office:value="0.341073" calcext:value-type="float">
            <text:p>0.341073</text:p>
          </table:table-cell>
          <table:table-cell table:number-columns-repeated="2" office:value-type="float" office:value="1.39996" calcext:value-type="float">
            <text:p>1.39996</text:p>
          </table:table-cell>
          <table:table-cell office:value-type="float" office:value="9.51895" calcext:value-type="float">
            <text:p>9.518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.5427" calcext:value-type="float">
            <text:p>10.542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.84535" calcext:value-type="float">
            <text:p>8.8453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44485" calcext:value-type="float">
            <text:p>8.4448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42107" calcext:value-type="float">
            <text:p>0.242107</text:p>
          </table:table-cell>
          <table:table-cell office:value-type="float" office:value="0.240017" calcext:value-type="float">
            <text:p>0.240017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4215" calcext:value-type="float">
            <text:p>0.24215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3137" calcext:value-type="float">
            <text:p>0.333137</text:p>
          </table:table-cell>
          <table:table-cell office:value-type="float" office:value="0.340187" calcext:value-type="float">
            <text:p>0.340187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2823" calcext:value-type="float">
            <text:p>0.332823</text:p>
          </table:table-cell>
          <table:table-cell office:value-type="float" office:value="0.341077" calcext:value-type="float">
            <text:p>0.341077</text:p>
          </table:table-cell>
          <table:table-cell table:number-columns-repeated="2" office:value-type="float" office:value="1.39996" calcext:value-type="float">
            <text:p>1.39996</text:p>
          </table:table-cell>
          <table:table-cell office:value-type="float" office:value="9.21655" calcext:value-type="float">
            <text:p>9.2165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.51" calcext:value-type="float">
            <text:p>10.5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8.82582" calcext:value-type="float">
            <text:p>8.8258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42529" calcext:value-type="float">
            <text:p>8.4252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42107" calcext:value-type="float">
            <text:p>0.242107</text:p>
          </table:table-cell>
          <table:table-cell office:value-type="float" office:value="0.240017" calcext:value-type="float">
            <text:p>0.240017</text:p>
          </table:table-cell>
          <table:table-cell office:value-type="float" office:value="0.238417" calcext:value-type="float">
            <text:p>0.238417</text:p>
          </table:table-cell>
          <table:table-cell office:value-type="float" office:value="0.24215" calcext:value-type="float">
            <text:p>0.24215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3137" calcext:value-type="float">
            <text:p>0.333137</text:p>
          </table:table-cell>
          <table:table-cell office:value-type="float" office:value="0.340187" calcext:value-type="float">
            <text:p>0.340187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2823" calcext:value-type="float">
            <text:p>0.332823</text:p>
          </table:table-cell>
          <table:table-cell office:value-type="float" office:value="0.341073" calcext:value-type="float">
            <text:p>0.341073</text:p>
          </table:table-cell>
          <table:table-cell table:number-columns-repeated="2" office:value-type="float" office:value="1.39996" calcext:value-type="float">
            <text:p>1.39996</text:p>
          </table:table-cell>
          <table:table-cell office:value-type="float" office:value="9.19851" calcext:value-type="float">
            <text:p>9.198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.5161" calcext:value-type="float">
            <text:p>10.516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8.82695" calcext:value-type="float">
            <text:p>8.826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.42604" calcext:value-type="float">
            <text:p>8.4260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42107" calcext:value-type="float">
            <text:p>0.24210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417" calcext:value-type="float">
            <text:p>0.238417</text:p>
          </table:table-cell>
          <table:table-cell office:value-type="float" office:value="0.242157" calcext:value-type="float">
            <text:p>0.242157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3137" calcext:value-type="float">
            <text:p>0.333137</text:p>
          </table:table-cell>
          <table:table-cell office:value-type="float" office:value="0.340187" calcext:value-type="float">
            <text:p>0.340187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2817" calcext:value-type="float">
            <text:p>0.332817</text:p>
          </table:table-cell>
          <table:table-cell office:value-type="float" office:value="0.341077" calcext:value-type="float">
            <text:p>0.341077</text:p>
          </table:table-cell>
          <table:table-cell table:number-columns-repeated="2" office:value-type="float" office:value="1.39996" calcext:value-type="float">
            <text:p>1.39996</text:p>
          </table:table-cell>
          <table:table-cell office:value-type="float" office:value="9.19883" calcext:value-type="float">
            <text:p>9.19883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095" calcext:value-type="float">
            <text:p>16.09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9.97919" calcext:value-type="float">
            <text:p>9.9791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37674" calcext:value-type="float">
            <text:p>9.3767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0.242213" calcext:value-type="float">
            <text:p>0.242213</text:p>
          </table:table-cell>
          <table:table-cell office:value-type="float" office:value="0.240017" calcext:value-type="float">
            <text:p>0.240017</text:p>
          </table:table-cell>
          <table:table-cell office:value-type="float" office:value="0.238423" calcext:value-type="float">
            <text:p>0.238423</text:p>
          </table:table-cell>
          <table:table-cell office:value-type="float" office:value="0.242143" calcext:value-type="float">
            <text:p>0.24214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388823" calcext:value-type="float">
            <text:p>0.38882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79737" calcext:value-type="float">
            <text:p>0.379737</text:p>
          </table:table-cell>
          <table:table-cell office:value-type="float" office:value="0.390577" calcext:value-type="float">
            <text:p>0.390577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9.77779" calcext:value-type="float">
            <text:p>9.777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.5555" calcext:value-type="float">
            <text:p>14.5555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9.49644" calcext:value-type="float">
            <text:p>9.4964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.89609" calcext:value-type="float">
            <text:p>8.8960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0.242213" calcext:value-type="float">
            <text:p>0.242213</text:p>
          </table:table-cell>
          <table:table-cell office:value-type="float" office:value="0.240015" calcext:value-type="float">
            <text:p>0.240015</text:p>
          </table:table-cell>
          <table:table-cell office:value-type="float" office:value="0.23841" calcext:value-type="float">
            <text:p>0.23841</text:p>
          </table:table-cell>
          <table:table-cell office:value-type="float" office:value="0.242147" calcext:value-type="float">
            <text:p>0.242147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388823" calcext:value-type="float">
            <text:p>0.388823</text:p>
          </table:table-cell>
          <table:table-cell office:value-type="float" office:value="0.384009" calcext:value-type="float">
            <text:p>0.384009</text:p>
          </table:table-cell>
          <table:table-cell office:value-type="float" office:value="0.379737" calcext:value-type="float">
            <text:p>0.379737</text:p>
          </table:table-cell>
          <table:table-cell office:value-type="float" office:value="0.39059" calcext:value-type="float">
            <text:p>0.39059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9.3487" calcext:value-type="float">
            <text:p>9.348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.47" calcext:value-type="float">
            <text:p>14.47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9.46411" calcext:value-type="float">
            <text:p>9.4641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86221" calcext:value-type="float">
            <text:p>8.8622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0.242213" calcext:value-type="float">
            <text:p>0.242213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417" calcext:value-type="float">
            <text:p>0.238417</text:p>
          </table:table-cell>
          <table:table-cell office:value-type="float" office:value="0.242147" calcext:value-type="float">
            <text:p>0.242147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388823" calcext:value-type="float">
            <text:p>0.388823</text:p>
          </table:table-cell>
          <table:table-cell office:value-type="float" office:value="0.384014" calcext:value-type="float">
            <text:p>0.384014</text:p>
          </table:table-cell>
          <table:table-cell office:value-type="float" office:value="0.37973" calcext:value-type="float">
            <text:p>0.37973</text:p>
          </table:table-cell>
          <table:table-cell office:value-type="float" office:value="0.390567" calcext:value-type="float">
            <text:p>0.390567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9.32063" calcext:value-type="float">
            <text:p>9.320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.4499" calcext:value-type="float">
            <text:p>14.44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9.46511" calcext:value-type="float">
            <text:p>9.465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.8634" calcext:value-type="float">
            <text:p>8.863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0.242213" calcext:value-type="float">
            <text:p>0.242213</text:p>
          </table:table-cell>
          <table:table-cell office:value-type="float" office:value="0.240017" calcext:value-type="float">
            <text:p>0.240017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4215" calcext:value-type="float">
            <text:p>0.24215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388823" calcext:value-type="float">
            <text:p>0.38882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79733" calcext:value-type="float">
            <text:p>0.379733</text:p>
          </table:table-cell>
          <table:table-cell office:value-type="float" office:value="0.390573" calcext:value-type="float">
            <text:p>0.390573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9.32106" calcext:value-type="float">
            <text:p>9.32106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.5226" calcext:value-type="float">
            <text:p>55.5226</text:p>
          </table:table-cell>
          <table:table-cell office:value-type="float" office:value="1" calcext:value-type="float">
            <text:p>1</text:p>
          </table:table-cell>
          <table:table-cell office:value-type="float" office:value="1517" calcext:value-type="float">
            <text:p>1517</text:p>
          </table:table-cell>
          <table:table-cell office:value-type="float" office:value="10.4138" calcext:value-type="float">
            <text:p>10.413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.61343" calcext:value-type="float">
            <text:p>9.6134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08" calcext:value-type="float">
            <text:p>0.240008</text:p>
          </table:table-cell>
          <table:table-cell office:value-type="float" office:value="0.238818" calcext:value-type="float">
            <text:p>0.238818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43742" calcext:value-type="float">
            <text:p>0.43742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8262" calcext:value-type="float">
            <text:p>9.482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9.6596" calcext:value-type="float">
            <text:p>49.6596</text:p>
          </table:table-cell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10.3556" calcext:value-type="float">
            <text:p>10.355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.55585" calcext:value-type="float">
            <text:p>9.5558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0.238823" calcext:value-type="float">
            <text:p>0.238823</text:p>
          </table:table-cell>
          <table:table-cell office:value-type="float" office:value="0.241663" calcext:value-type="float">
            <text:p>0.241663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46" calcext:value-type="float">
            <text:p>0.432146</text:p>
          </table:table-cell>
          <table:table-cell office:value-type="float" office:value="0.428253" calcext:value-type="float">
            <text:p>0.428253</text:p>
          </table:table-cell>
          <table:table-cell office:value-type="float" office:value="0.437453" calcext:value-type="float">
            <text:p>0.437453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3829" calcext:value-type="float">
            <text:p>9.438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7.6213" calcext:value-type="float">
            <text:p>47.6213</text:p>
          </table:table-cell>
          <table:table-cell office:value-type="float" office:value="1" calcext:value-type="float">
            <text:p>1</text:p>
          </table:table-cell>
          <table:table-cell office:value-type="float" office:value="1435" calcext:value-type="float">
            <text:p>1435</text:p>
          </table:table-cell>
          <table:table-cell office:value-type="float" office:value="10.3521" calcext:value-type="float">
            <text:p>10.352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.55154" calcext:value-type="float">
            <text:p>9.551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06" calcext:value-type="float">
            <text:p>0.240006</text:p>
          </table:table-cell>
          <table:table-cell office:value-type="float" office:value="0.238815" calcext:value-type="float">
            <text:p>0.238815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38" calcext:value-type="float">
            <text:p>0.432138</text:p>
          </table:table-cell>
          <table:table-cell office:value-type="float" office:value="0.428267" calcext:value-type="float">
            <text:p>0.428267</text:p>
          </table:table-cell>
          <table:table-cell office:value-type="float" office:value="0.43743" calcext:value-type="float">
            <text:p>0.43743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3583" calcext:value-type="float">
            <text:p>9.43583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953.4" calcext:value-type="float">
            <text:p>44953.4</text:p>
          </table:table-cell>
          <table:table-cell office:value-type="float" office:value="1" calcext:value-type="float">
            <text:p>1</text:p>
          </table:table-cell>
          <table:table-cell office:value-type="float" office:value="294943" calcext:value-type="float">
            <text:p>294943</text:p>
          </table:table-cell>
          <table:table-cell office:value-type="float" office:value="12.1231" calcext:value-type="float">
            <text:p>12.123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0.9745" calcext:value-type="float">
            <text:p>10.9745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40953" calcext:value-type="float">
            <text:p>0.240953</text:p>
          </table:table-cell>
          <table:table-cell office:value-type="float" office:value="0.225997" calcext:value-type="float">
            <text:p>0.225997</text:p>
          </table:table-cell>
          <table:table-cell office:value-type="float" office:value="0.224889" calcext:value-type="float">
            <text:p>0.224889</text:p>
          </table:table-cell>
          <table:table-cell office:value-type="float" office:value="0.227609" calcext:value-type="float">
            <text:p>0.227609</text:p>
          </table:table-cell>
          <table:table-cell office:value-type="float" office:value="0.480014" calcext:value-type="float">
            <text:p>0.480014</text:p>
          </table:table-cell>
          <table:table-cell office:value-type="float" office:value="0.474726" calcext:value-type="float">
            <text:p>0.474726</text:p>
          </table:table-cell>
          <table:table-cell office:value-type="float" office:value="0.484231" calcext:value-type="float">
            <text:p>0.484231</text:p>
          </table:table-cell>
          <table:table-cell office:value-type="float" office:value="0.452098" calcext:value-type="float">
            <text:p>0.452098</text:p>
          </table:table-cell>
          <table:table-cell office:value-type="float" office:value="0.447546" calcext:value-type="float">
            <text:p>0.447546</text:p>
          </table:table-cell>
          <table:table-cell office:value-type="float" office:value="0.457496" calcext:value-type="float">
            <text:p>0.457496</text:p>
          </table:table-cell>
          <table:table-cell office:value-type="float" office:value="2.00034" calcext:value-type="float">
            <text:p>2.00034</text:p>
          </table:table-cell>
          <table:table-cell office:value-type="float" office:value="2.00046" calcext:value-type="float">
            <text:p>2.00046</text:p>
          </table:table-cell>
          <table:table-cell office:value-type="float" office:value="10.1515" calcext:value-type="float">
            <text:p>10.15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345.8" calcext:value-type="float">
            <text:p>29345.8</text:p>
          </table:table-cell>
          <table:table-cell office:value-type="float" office:value="1" calcext:value-type="float">
            <text:p>1</text:p>
          </table:table-cell>
          <table:table-cell office:value-type="float" office:value="221325" calcext:value-type="float">
            <text:p>221325</text:p>
          </table:table-cell>
          <table:table-cell office:value-type="float" office:value="11.3348" calcext:value-type="float">
            <text:p>11.334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.2408" calcext:value-type="float">
            <text:p>10.240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40953" calcext:value-type="float">
            <text:p>0.240953</text:p>
          </table:table-cell>
          <table:table-cell office:value-type="float" office:value="0.230528" calcext:value-type="float">
            <text:p>0.230528</text:p>
          </table:table-cell>
          <table:table-cell office:value-type="float" office:value="0.22954" calcext:value-type="float">
            <text:p>0.22954</text:p>
          </table:table-cell>
          <table:table-cell office:value-type="float" office:value="0.232257" calcext:value-type="float">
            <text:p>0.232257</text:p>
          </table:table-cell>
          <table:table-cell office:value-type="float" office:value="0.480014" calcext:value-type="float">
            <text:p>0.480014</text:p>
          </table:table-cell>
          <table:table-cell office:value-type="float" office:value="0.474726" calcext:value-type="float">
            <text:p>0.474726</text:p>
          </table:table-cell>
          <table:table-cell office:value-type="float" office:value="0.484231" calcext:value-type="float">
            <text:p>0.484231</text:p>
          </table:table-cell>
          <table:table-cell office:value-type="float" office:value="0.461142" calcext:value-type="float">
            <text:p>0.461142</text:p>
          </table:table-cell>
          <table:table-cell office:value-type="float" office:value="0.456697" calcext:value-type="float">
            <text:p>0.456697</text:p>
          </table:table-cell>
          <table:table-cell office:value-type="float" office:value="0.466243" calcext:value-type="float">
            <text:p>0.466243</text:p>
          </table:table-cell>
          <table:table-cell office:value-type="float" office:value="2.00034" calcext:value-type="float">
            <text:p>2.00034</text:p>
          </table:table-cell>
          <table:table-cell office:value-type="float" office:value="2.00037" calcext:value-type="float">
            <text:p>2.00037</text:p>
          </table:table-cell>
          <table:table-cell office:value-type="float" office:value="9.54596" calcext:value-type="float">
            <text:p>9.545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351.1" calcext:value-type="float">
            <text:p>28351.1</text:p>
          </table:table-cell>
          <table:table-cell office:value-type="float" office:value="1" calcext:value-type="float">
            <text:p>1</text:p>
          </table:table-cell>
          <table:table-cell office:value-type="float" office:value="215472" calcext:value-type="float">
            <text:p>215472</text:p>
          </table:table-cell>
          <table:table-cell office:value-type="float" office:value="11.2667" calcext:value-type="float">
            <text:p>11.266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.1783" calcext:value-type="float">
            <text:p>10.178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40953" calcext:value-type="float">
            <text:p>0.240953</text:p>
          </table:table-cell>
          <table:table-cell office:value-type="float" office:value="0.230797" calcext:value-type="float">
            <text:p>0.230797</text:p>
          </table:table-cell>
          <table:table-cell office:value-type="float" office:value="0.229793" calcext:value-type="float">
            <text:p>0.229793</text:p>
          </table:table-cell>
          <table:table-cell office:value-type="float" office:value="0.232493" calcext:value-type="float">
            <text:p>0.232493</text:p>
          </table:table-cell>
          <table:table-cell office:value-type="float" office:value="0.480014" calcext:value-type="float">
            <text:p>0.480014</text:p>
          </table:table-cell>
          <table:table-cell office:value-type="float" office:value="0.474726" calcext:value-type="float">
            <text:p>0.474726</text:p>
          </table:table-cell>
          <table:table-cell office:value-type="float" office:value="0.484231" calcext:value-type="float">
            <text:p>0.484231</text:p>
          </table:table-cell>
          <table:table-cell office:value-type="float" office:value="0.46169" calcext:value-type="float">
            <text:p>0.46169</text:p>
          </table:table-cell>
          <table:table-cell office:value-type="float" office:value="0.457386" calcext:value-type="float">
            <text:p>0.457386</text:p>
          </table:table-cell>
          <table:table-cell office:value-type="float" office:value="0.466909" calcext:value-type="float">
            <text:p>0.466909</text:p>
          </table:table-cell>
          <table:table-cell office:value-type="float" office:value="2.00034" calcext:value-type="float">
            <text:p>2.00034</text:p>
          </table:table-cell>
          <table:table-cell office:value-type="float" office:value="2.00042" calcext:value-type="float">
            <text:p>2.00042</text:p>
          </table:table-cell>
          <table:table-cell office:value-type="float" office:value="9.49482" calcext:value-type="float">
            <text:p>9.4948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911.3" calcext:value-type="float">
            <text:p>27911.3</text:p>
          </table:table-cell>
          <table:table-cell office:value-type="float" office:value="1" calcext:value-type="float">
            <text:p>1</text:p>
          </table:table-cell>
          <table:table-cell office:value-type="float" office:value="216363" calcext:value-type="float">
            <text:p>216363</text:p>
          </table:table-cell>
          <table:table-cell office:value-type="float" office:value="11.2685" calcext:value-type="float">
            <text:p>11.268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.1796" calcext:value-type="float">
            <text:p>10.179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40953" calcext:value-type="float">
            <text:p>0.240953</text:p>
          </table:table-cell>
          <table:table-cell office:value-type="float" office:value="0.230874" calcext:value-type="float">
            <text:p>0.230874</text:p>
          </table:table-cell>
          <table:table-cell office:value-type="float" office:value="0.229851" calcext:value-type="float">
            <text:p>0.229851</text:p>
          </table:table-cell>
          <table:table-cell office:value-type="float" office:value="0.232599" calcext:value-type="float">
            <text:p>0.232599</text:p>
          </table:table-cell>
          <table:table-cell office:value-type="float" office:value="0.480014" calcext:value-type="float">
            <text:p>0.480014</text:p>
          </table:table-cell>
          <table:table-cell office:value-type="float" office:value="0.474726" calcext:value-type="float">
            <text:p>0.474726</text:p>
          </table:table-cell>
          <table:table-cell office:value-type="float" office:value="0.484231" calcext:value-type="float">
            <text:p>0.484231</text:p>
          </table:table-cell>
          <table:table-cell office:value-type="float" office:value="0.461843" calcext:value-type="float">
            <text:p>0.461843</text:p>
          </table:table-cell>
          <table:table-cell office:value-type="float" office:value="0.457443" calcext:value-type="float">
            <text:p>0.457443</text:p>
          </table:table-cell>
          <table:table-cell office:value-type="float" office:value="0.466997" calcext:value-type="float">
            <text:p>0.466997</text:p>
          </table:table-cell>
          <table:table-cell office:value-type="float" office:value="2.00034" calcext:value-type="float">
            <text:p>2.00034</text:p>
          </table:table-cell>
          <table:table-cell office:value-type="float" office:value="2.00041" calcext:value-type="float">
            <text:p>2.00041</text:p>
          </table:table-cell>
          <table:table-cell office:value-type="float" office:value="9.49249" calcext:value-type="float">
            <text:p>9.49249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8750" calcext:value-type="float">
            <text:p>108750</text:p>
          </table:table-cell>
          <table:table-cell office:value-type="float" office:value="1" calcext:value-type="float">
            <text:p>1</text:p>
          </table:table-cell>
          <table:table-cell office:value-type="float" office:value="448751" calcext:value-type="float">
            <text:p>448751</text:p>
          </table:table-cell>
          <table:table-cell office:value-type="float" office:value="13.0093" calcext:value-type="float">
            <text:p>13.0093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1.5308" calcext:value-type="float">
            <text:p>11.5308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84" calcext:value-type="float">
            <text:p>0.238884</text:p>
          </table:table-cell>
          <table:table-cell office:value-type="float" office:value="0.241216" calcext:value-type="float">
            <text:p>0.241216</text:p>
          </table:table-cell>
          <table:table-cell office:value-type="float" office:value="0.208613" calcext:value-type="float">
            <text:p>0.208613</text:p>
          </table:table-cell>
          <table:table-cell office:value-type="float" office:value="0.207494" calcext:value-type="float">
            <text:p>0.207494</text:p>
          </table:table-cell>
          <table:table-cell office:value-type="float" office:value="0.210316" calcext:value-type="float">
            <text:p>0.210316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4493" calcext:value-type="float">
            <text:p>0.524493</text:p>
          </table:table-cell>
          <table:table-cell office:value-type="float" office:value="0.532899" calcext:value-type="float">
            <text:p>0.532899</text:p>
          </table:table-cell>
          <table:table-cell office:value-type="float" office:value="0.459042" calcext:value-type="float">
            <text:p>0.459042</text:p>
          </table:table-cell>
          <table:table-cell office:value-type="float" office:value="0.455169" calcext:value-type="float">
            <text:p>0.455169</text:p>
          </table:table-cell>
          <table:table-cell office:value-type="float" office:value="0.464967" calcext:value-type="float">
            <text:p>0.464967</text:p>
          </table:table-cell>
          <table:table-cell office:value-type="float" office:value="2.20041" calcext:value-type="float">
            <text:p>2.20041</text:p>
          </table:table-cell>
          <table:table-cell office:value-type="float" office:value="2.20045" calcext:value-type="float">
            <text:p>2.20045</text:p>
          </table:table-cell>
          <table:table-cell office:value-type="float" office:value="10.1997" calcext:value-type="float">
            <text:p>10.199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2710.3" calcext:value-type="float">
            <text:p>82710.3</text:p>
          </table:table-cell>
          <table:table-cell office:value-type="float" office:value="1" calcext:value-type="float">
            <text:p>1</text:p>
          </table:table-cell>
          <table:table-cell office:value-type="float" office:value="382678" calcext:value-type="float">
            <text:p>382678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.7679" calcext:value-type="float">
            <text:p>10.767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84" calcext:value-type="float">
            <text:p>0.238884</text:p>
          </table:table-cell>
          <table:table-cell office:value-type="float" office:value="0.241216" calcext:value-type="float">
            <text:p>0.241216</text:p>
          </table:table-cell>
          <table:table-cell office:value-type="float" office:value="0.215423" calcext:value-type="float">
            <text:p>0.215423</text:p>
          </table:table-cell>
          <table:table-cell office:value-type="float" office:value="0.214357" calcext:value-type="float">
            <text:p>0.214357</text:p>
          </table:table-cell>
          <table:table-cell office:value-type="float" office:value="0.217107" calcext:value-type="float">
            <text:p>0.217107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4493" calcext:value-type="float">
            <text:p>0.524493</text:p>
          </table:table-cell>
          <table:table-cell office:value-type="float" office:value="0.532899" calcext:value-type="float">
            <text:p>0.532899</text:p>
          </table:table-cell>
          <table:table-cell office:value-type="float" office:value="0.474081" calcext:value-type="float">
            <text:p>0.474081</text:p>
          </table:table-cell>
          <table:table-cell office:value-type="float" office:value="0.468936" calcext:value-type="float">
            <text:p>0.468936</text:p>
          </table:table-cell>
          <table:table-cell office:value-type="float" office:value="0.480146" calcext:value-type="float">
            <text:p>0.480146</text:p>
          </table:table-cell>
          <table:table-cell office:value-type="float" office:value="2.20041" calcext:value-type="float">
            <text:p>2.20041</text:p>
          </table:table-cell>
          <table:table-cell office:value-type="float" office:value="2.2007" calcext:value-type="float">
            <text:p>2.2007</text:p>
          </table:table-cell>
          <table:table-cell office:value-type="float" office:value="9.56708" calcext:value-type="float">
            <text:p>9.567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636.1" calcext:value-type="float">
            <text:p>80636.1</text:p>
          </table:table-cell>
          <table:table-cell office:value-type="float" office:value="1" calcext:value-type="float">
            <text:p>1</text:p>
          </table:table-cell>
          <table:table-cell office:value-type="float" office:value="376579" calcext:value-type="float">
            <text:p>376579</text:p>
          </table:table-cell>
          <table:table-cell office:value-type="float" office:value="12.0917" calcext:value-type="float">
            <text:p>12.091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.699" calcext:value-type="float">
            <text:p>10.69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84" calcext:value-type="float">
            <text:p>0.238884</text:p>
          </table:table-cell>
          <table:table-cell office:value-type="float" office:value="0.241216" calcext:value-type="float">
            <text:p>0.241216</text:p>
          </table:table-cell>
          <table:table-cell office:value-type="float" office:value="0.215953" calcext:value-type="float">
            <text:p>0.215953</text:p>
          </table:table-cell>
          <table:table-cell office:value-type="float" office:value="0.214866" calcext:value-type="float">
            <text:p>0.214866</text:p>
          </table:table-cell>
          <table:table-cell office:value-type="float" office:value="0.217674" calcext:value-type="float">
            <text:p>0.217674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4493" calcext:value-type="float">
            <text:p>0.524493</text:p>
          </table:table-cell>
          <table:table-cell office:value-type="float" office:value="0.532899" calcext:value-type="float">
            <text:p>0.532899</text:p>
          </table:table-cell>
          <table:table-cell office:value-type="float" office:value="0.475244" calcext:value-type="float">
            <text:p>0.475244</text:p>
          </table:table-cell>
          <table:table-cell office:value-type="float" office:value="0.47004" calcext:value-type="float">
            <text:p>0.47004</text:p>
          </table:table-cell>
          <table:table-cell office:value-type="float" office:value="0.481381" calcext:value-type="float">
            <text:p>0.481381</text:p>
          </table:table-cell>
          <table:table-cell office:value-type="float" office:value="2.20041" calcext:value-type="float">
            <text:p>2.20041</text:p>
          </table:table-cell>
          <table:table-cell office:value-type="float" office:value="2.20068" calcext:value-type="float">
            <text:p>2.20068</text:p>
          </table:table-cell>
          <table:table-cell office:value-type="float" office:value="9.51018" calcext:value-type="float">
            <text:p>9.5101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0553.2" calcext:value-type="float">
            <text:p>80553.2</text:p>
          </table:table-cell>
          <table:table-cell office:value-type="float" office:value="1" calcext:value-type="float">
            <text:p>1</text:p>
          </table:table-cell>
          <table:table-cell office:value-type="float" office:value="373253" calcext:value-type="float">
            <text:p>373253</text:p>
          </table:table-cell>
          <table:table-cell office:value-type="float" office:value="12.0823" calcext:value-type="float">
            <text:p>12.082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.6959" calcext:value-type="float">
            <text:p>10.695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84" calcext:value-type="float">
            <text:p>0.238884</text:p>
          </table:table-cell>
          <table:table-cell office:value-type="float" office:value="0.241216" calcext:value-type="float">
            <text:p>0.241216</text:p>
          </table:table-cell>
          <table:table-cell office:value-type="float" office:value="0.215973" calcext:value-type="float">
            <text:p>0.215973</text:p>
          </table:table-cell>
          <table:table-cell office:value-type="float" office:value="0.214921" calcext:value-type="float">
            <text:p>0.214921</text:p>
          </table:table-cell>
          <table:table-cell office:value-type="float" office:value="0.217696" calcext:value-type="float">
            <text:p>0.217696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4493" calcext:value-type="float">
            <text:p>0.524493</text:p>
          </table:table-cell>
          <table:table-cell office:value-type="float" office:value="0.532899" calcext:value-type="float">
            <text:p>0.532899</text:p>
          </table:table-cell>
          <table:table-cell office:value-type="float" office:value="0.475292" calcext:value-type="float">
            <text:p>0.475292</text:p>
          </table:table-cell>
          <table:table-cell office:value-type="float" office:value="0.470067" calcext:value-type="float">
            <text:p>0.470067</text:p>
          </table:table-cell>
          <table:table-cell office:value-type="float" office:value="0.48134" calcext:value-type="float">
            <text:p>0.48134</text:p>
          </table:table-cell>
          <table:table-cell office:value-type="float" office:value="2.20041" calcext:value-type="float">
            <text:p>2.20041</text:p>
          </table:table-cell>
          <table:table-cell office:value-type="float" office:value="2.2007" calcext:value-type="float">
            <text:p>2.2007</text:p>
          </table:table-cell>
          <table:table-cell office:value-type="float" office:value="9.50685" calcext:value-type="float">
            <text:p>9.50685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7-09T21:30:18.947869450</dc:date>
    <meta:editing-duration>PT8H5M54S</meta:editing-duration>
    <meta:editing-cycles>21</meta:editing-cycles>
    <meta:generator>LibreOffice/7.3.7.2$Linux_AARCH64 LibreOffice_project/30$Build-2</meta:generator>
    <meta:document-statistic meta:table-count="1" meta:cell-count="567" meta:object-count="0"/>
  </office:meta>
</office:document-meta>
</file>